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text-properties style:font-style-complex="italic"/>
    </style:style>
    <style:style style:name="T1" style:family="text">
      <style:text-properties style:font-style-complex="italic"/>
    </style:style>
    <style:style style:name="T2" style:family="text">
      <style:text-properties style:font-weight-complex="bold"/>
    </style:style>
    <style:style style:name="T3" style:family="text">
      <style:text-properties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lrådinger </text:h>
      <text:p text:style-name="Standard">Helse og helsetjenesteforskning bør prioriteres ytterligere. De resultater som er gjengitt i dette kapitlet tyder på interessante forskjeller som bør utdypes videre. En slik forskning er også verdifull i arbeidet med å kunne tilby helsetjenester som tjener den samiske befolkningen på en tilfredsstillende måte. </text:p>
      <text:p text:style-name="Standard"/>
      <text:p text:style-name="Standard">En viktig side ved primærnæringer i samiske bosetningsområder det åpenbart trenges mer informasjon om, er kombinasjonsnæringer. Som nevnt er ulike former for kombinasjonstilpasninger fortsatt vanlige i samiske bosetningsområder.</text:p>
      <text:p text:style-name="P2"/>
      <text:p text:style-name="Standard">Det er også behov for grunnlagsdata vedrørende både målsettinger og det man kan kalle innsatsfaktorer (eksempelvis faste eller ekstraordinære bevilgninger) innen primærnæringene. <text:span text:style-name="T2">Innsatsfaktorer kan være både nasjonale satsinger (eksempelvis nordområdesatsingen og distriktspolitiske satsinger)</text:span><text:span text:style-name="T3"> og samepolitiske, fylkeskommunale og kommunale satsinger.</text:span></text:p>
      <text:p text:style-name="P2"/>
      <text:p text:style-name="Standard"><text:span text:style-name="T1">Utarbeide statistikk for barnehagene med antall barn i forhold til type språktilbud. De ulike typene tilbud eller modeller må da defineres.</text:span></text:p>
      <text:p text:style-name="P2"/>
      <text:p text:style-name="Standard"><text:span text:style-name="T1">Utarbeide statistikk <text:s/>for den <text:s/>videregående skolen med antall elever på ulike nivå, relatert til de ulike dialektene og i forhold til fylker der slik undervisning gis. </text:span></text:p>
      <text:p text:style-name="Standard"/>
      <text:p text:style-name="Standard"><text:span text:style-name="T2">Når det gjelder utdanning, er oppstarten og gjennomstrømningen i den høyere utdanningen, relatert til type utdanning, kjønn og geografiske områder et område det bør foreligge statistikk på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4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4pt" fo:language="nb" fo:country="NO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1.251cm"/>
        </style:tab-stops>
      </style:paragraph-properties>
      <style:text-properties style:font-name="Times New Roman" fo:font-family="'Times New Roman'" style:font-family-generic="roman" style:font-pitch="variable" fo:font-size="14pt" fo:language="se" fo:country="NO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1.058cm" loext:contextual-spacing="false" fo:text-align="start" style:justify-single-word="false" fo:keep-with-next="always"/>
      <style:text-properties fo:font-size="28pt" fo:font-weight="bold" style:letter-kerning="true" style:font-size-asian="28pt" style:font-weight-asian="bold" style:font-name-complex="Arial" style:font-family-complex="Arial" style:font-family-generic-complex="system" style:font-pitch-complex="variable" style:font-size-complex="2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8pt" fo:language="se" fo:country="NO" fo:font-weight="bold" style:letter-kerning="true" style:font-name-asian="Times New Roman1" style:font-family-asian="'Times New Roman'" style:font-family-generic-asian="system" style:font-pitch-asian="variable" style:font-size-asian="28pt" style:font-weight-asian="bold" style:font-name-complex="Arial" style:font-family-complex="Arial" style:font-family-generic-complex="system" style:font-pitch-complex="variable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it humfak</meta:initial-creator>
    <dc:creator>uit humfak</dc:creator>
    <meta:editing-cycles>1</meta:editing-cycles>
    <meta:creation-date>2015-01-21T16:04:00</meta:creation-date>
    <dc:date>2015-01-21T16:04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186" meta:character-count="1400" meta:non-whitespace-character-count="12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